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normal" style:font-weight-asian="normal" style:font-weight-complex="normal"/>
    </style:style>
    <style:style style:name="P5" style:family="paragraph" style:parent-style-name="Standard">
      <style:text-properties fo:color="#000000" style:font-name="Arial" fo:font-weight="normal" style:font-weight-asian="normal" style:font-weight-complex="normal"/>
    </style:style>
    <style:style style:name="P6" style:family="paragraph" style:parent-style-name="Standard" style:list-style-name="L1">
      <style:text-properties fo:color="#000000" style:font-name="Arial" fo:font-weight="normal" style:font-weight-asian="normal" style:font-weight-complex="normal"/>
    </style:style>
    <style:style style:name="P7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3"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3"/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181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36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5543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072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5902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1083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26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144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6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O 12207</text:p>
      <text:p text:style-name="P2">Introdução</text:p>
      <text:p text:style-name="P3"><text:tab/>Bem como todos os outros processos de padronização estudados em sala de aula, o ISO 12207 é um documento que reune regras, definições e padronizações para que o desenvolvimento e manutenção de sistemas (softwares) sejam mais organizados e menos pessoais, levando à organização que adotá-lo a sair de um modelo de primeira onda de Alvin Toffler que é definida por produções caseiras sem padronizações e adotar agora uma produção equivalente a segunda onda, ou seja, a uma produção em massa visando maior qualidade (padronização de produção) e maior quantidade em menos tempo. </text:p>
      <text:p text:style-name="P3"><text:tab/>A ISO 12207 foi publicada em 1 de Agosto de 1995 e baseia-se em certificações anteriores, como a CMM e outras, para fazer uma abordagem maior e mais eficiente. Vale lembrar que depois da 12207 surgiram outras certificações que apresentam melhorias em partes específicas como a ISO 15504 que estava sendo definida quando a certificação a ser descrita estava sendo publicada.</text:p>
      <text:p text:style-name="P3"/>
      <text:p text:style-name="P2">Descrição</text:p>
      <text:p text:style-name="P4"><text:tab/>A certificação ISO/IEC 12207 cuida de todo o ciclo de vida de um software ou seja desde sua consepção até sua morte, visando obviamente manter a qualidade durante todo esse processo, prolongando então a vida do software.</text:p>
      <text:p text:style-name="P4"><text:tab/>Toda o processo pode ser dividido em três processos processo primario, processo de <text:span text:style-name="T1">suporte </text:span><text:span text:style-name="T2">e organizacional, dentro de cada um destes processos existem subprocessos que especificam melhor e dão maiores detalhes, abaixo estarão explicados cada um dos processos e subprocessos:</text:span></text:p>
      <text:p text:style-name="P5"/>
      <text:p text:style-name="P5">Processo Primario: Tem como objetico certificar a parte de consepção de desenvolvimento do projeto dando valores quantitavos aos subprocessos de Aquisição</text:p>
      <text:list text:style-name="L1">
        <text:list-item>
          <text:p text:style-name="P6">Processo de Aquisição:</text:p>
        </text:list-item>
        <text:list-item>
          <text:p text:style-name="P6">Processo de Suprimentos</text:p>
        </text:list-item>
        <text:list-item>
          <text:p text:style-name="P6">Processo de Desenvolvimento</text:p>
        </text:list-item>
        <text:list-item>
          <text:p text:style-name="P6">Processo de Operação</text:p>
        </text:list-item>
        <text:list-item>
          <text:p text:style-name="P6">Processo de Mantenimento</text:p>
        </text:list-item>
      </text:list>
      <text:p text:style-name="P4"/>
      <text:p text:style-name="P4">Processo de suporte:</text:p>
      <text:list text:style-name="L2">
        <text:list-item>
          <text:p text:style-name="P7">Processo de Documentação:</text:p>
        </text:list-item>
        <text:list-item>
          <text:p text:style-name="P7">Processo de Configuração de Administração:</text:p>
        </text:list-item>
        <text:list-item>
          <text:p text:style-name="P7">Processo de Assegurar Qualidade:</text:p>
        </text:list-item>
        <text:list-item>
          <text:p text:style-name="P7">Processo de Verificação:</text:p>
        </text:list-item>
        <text:list-item>
          <text:p text:style-name="P7">Processo de Validação:</text:p>
        </text:list-item>
        <text:list-item>
          <text:p text:style-name="P7">Processo de Revisão:</text:p>
        </text:list-item>
        <text:list-item>
          <text:p text:style-name="P7">Processo de Auditoria:</text:p>
        </text:list-item>
        <text:list-item>
          <text:p text:style-name="P7">Processo de Resolução de Probelemas:</text:p>
        </text:list-item>
      </text:list>
      <text:p text:style-name="P4"/>
      <text:p text:style-name="P4">Processo Organizacional:</text:p>
      <text:list text:style-name="L3">
        <text:list-item>
          <text:p text:style-name="P8">Processo de Administração:</text:p>
        </text:list-item>
        <text:list-item>
          <text:p text:style-name="P8">Processo de Infraestrutura:</text:p>
        </text:list-item>
        <text:list-item>
          <text:p text:style-name="P8">Processo de Melhoria:</text:p>
        </text:list-item>
        <text:list-item>
          <text:p text:style-name="P9"><text:span text:style-name="T3">Processo de Treinamento:</text:span></text:p>
        </text:list-item>
      </text:list>
      <text:p text:style-name="P2">Conclusão</text:p>
      <text:p text:style-name="P2"/>
      <text:p text:style-name="P2">Grupo: Carlos Eduardo Kilee, Diogo Fernando Alves Kato, Fábio C. P. Navarro, Gabriel Marcondes, Gustavo Kenich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Fábio Navarro</meta:initial-creator>
    <meta:creation-date>2006-09-17T22:28:22</meta:creation-date>
    <dc:creator>Fábio Navarro</dc:creator>
    <dc:date>2006-09-18T00:51:35</dc:date>
    <dc:language>en-US</dc:language>
    <meta:editing-cycles>2</meta:editing-cycles>
    <meta:editing-duration>PT2H23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336" meta:character-count="2231"/>
  </office:meta>
</office:document-meta>
</file>